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207cm" table:align="left"/>
    </style:style>
    <style:style style:name="Table1.A" style:family="table-column">
      <style:table-column-properties style:column-width="3.076cm"/>
    </style:style>
    <style:style style:name="Table1.B" style:family="table-column">
      <style:table-column-properties style:column-width="4.166cm"/>
    </style:style>
    <style:style style:name="Table1.C" style:family="table-column">
      <style:table-column-properties style:column-width="3.276cm"/>
    </style:style>
    <style:style style:name="Table1.D" style:family="table-column">
      <style:table-column-properties style:column-width="2.281cm"/>
    </style:style>
    <style:style style:name="Table1.E" style:family="table-column">
      <style:table-column-properties style:column-width="3.408cm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/>
    </style:style>
    <style:style style:name="Table1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C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1.E8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815cm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4.445cm"/>
    </style:style>
    <style:style style:name="Table8.B" style:family="table-column">
      <style:table-column-properties style:column-width="6.615cm"/>
    </style:style>
    <style:style style:name="Table8.C" style:family="table-column">
      <style:table-column-properties style:column-width="3.043cm"/>
    </style:style>
    <style:style style:name="Table8.D" style:family="table-column">
      <style:table-column-properties style:column-width="3.493cm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8.B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8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none" fo:border-top="none" fo:border-bottom="0.05pt solid #000000"/>
    </style:style>
    <style:style style:name="Table8.C10" style:family="table-cell">
      <style:table-cell-properties fo:padding="0.097cm" fo:border-left="0.05pt solid #000000" fo:border-right="none" fo:border-top="none" fo:border-bottom="0.05pt solid #000000"/>
    </style:style>
    <style:style style:name="Table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13" style:family="table-row">
      <style:table-row-properties style:min-row-height="0.736cm"/>
    </style:style>
    <style:style style:name="Table8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445cm"/>
    </style:style>
    <style:style style:name="Table3.B" style:family="table-column">
      <style:table-column-properties style:column-width="6.482cm"/>
    </style:style>
    <style:style style:name="Table3.C" style:family="table-column">
      <style:table-column-properties style:column-width="3.043cm"/>
    </style:style>
    <style:style style:name="Table3.D" style:family="table-column">
      <style:table-column-properties style:column-width="3.625cm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3.B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3.C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3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3" style:family="table-row">
      <style:table-row-properties style:min-row-height="0.79cm"/>
    </style:style>
    <style:style style:name="Table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56cm" fo:margin-left="0.023cm" table:align="left"/>
    </style:style>
    <style:style style:name="Table4.A" style:family="table-column">
      <style:table-column-properties style:column-width="3.579cm"/>
    </style:style>
    <style:style style:name="Table4.B" style:family="table-column">
      <style:table-column-properties style:column-width="7.408cm"/>
    </style:style>
    <style:style style:name="Table4.C" style:family="table-column">
      <style:table-column-properties style:column-width="3.268cm"/>
    </style:style>
    <style:style style:name="Table4.D" style:family="table-column">
      <style:table-column-properties style:column-width="3.3cm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4.B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4.C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4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3" style:family="table-row">
      <style:table-row-properties style:min-row-height="0.762cm"/>
    </style:style>
    <style:style style:name="Table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625cm"/>
    </style:style>
    <style:style style:name="Tabla1.B" style:family="table-column">
      <style:table-column-properties style:column-width="7.408cm"/>
    </style:style>
    <style:style style:name="Tabla1.C" style:family="table-column">
      <style:table-column-properties style:column-width="3.254cm"/>
    </style:style>
    <style:style style:name="Tabla1.D" style:family="table-column">
      <style:table-column-properties style:column-width="3.307cm"/>
    </style:style>
    <style:style style:name="Tabla1.A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B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3" style:family="table-row">
      <style:table-row-properties style:min-row-height="0.762cm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043cm"/>
    </style:style>
    <style:style style:name="Table5.B" style:family="table-column">
      <style:table-column-properties style:column-width="5.583cm"/>
    </style:style>
    <style:style style:name="Table5.C" style:family="table-column">
      <style:table-column-properties style:column-width="2.963cm"/>
    </style:style>
    <style:style style:name="Table5.D" style:family="table-column">
      <style:table-column-properties style:column-width="3.016cm"/>
    </style:style>
    <style:style style:name="Table5.E" style:family="table-column">
      <style:table-column-properties style:column-width="2.99cm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718cm"/>
    </style:style>
    <style:style style:name="Tab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445cm"/>
    </style:style>
    <style:style style:name="Table6.B" style:family="table-column">
      <style:table-column-properties style:column-width="6.72cm"/>
    </style:style>
    <style:style style:name="Table6.C" style:family="table-column">
      <style:table-column-properties style:column-width="3.281cm"/>
    </style:style>
    <style:style style:name="Table6.D" style:family="table-column">
      <style:table-column-properties style:column-width="3.149cm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878cm"/>
    </style:style>
    <style:style style:name="Table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officeooo:rsid="00315bdb" officeooo:paragraph-rsid="00342ad0" style:font-size-asian="10pt" style:font-size-complex="10pt"/>
    </style:style>
    <style:style style:name="P4" style:family="paragraph" style:parent-style-name="Standard">
      <style:text-properties style:font-name="Arial" fo:font-size="10pt" officeooo:paragraph-rsid="00342ad0" style:font-size-asian="10pt" style:font-size-complex="10pt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paragraph-rsid="00342ad0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officeooo:paragraph-rsid="0039084d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paragraph-rsid="000c569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342ad0" style:font-size-asian="12pt" style:font-size-complex="12pt"/>
    </style:style>
    <style:style style:name="P14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15" style:family="paragraph" style:parent-style-name="Standard" style:master-page-name="">
      <style:paragraph-properties style:page-number="auto" fo:break-before="auto" fo:break-after="auto"/>
      <style:text-properties style:font-name="Arial" fo:font-size="12pt" style:font-size-asian="12pt" style:font-size-complex="12pt"/>
    </style:style>
    <style:style style:name="P1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18b2ad" style:font-size-asian="12pt" style:font-weight-asian="normal" style:font-size-complex="12pt" style:font-weight-complex="normal"/>
    </style:style>
    <style:style style:name="P18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342ad0" style:font-size-asian="12pt" style:font-weight-asian="normal" style:font-size-complex="12pt" style:font-weight-complex="normal"/>
    </style:style>
    <style:style style:name="P19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3563b8" style:font-size-asian="12pt" style:font-weight-asian="normal" style:font-size-complex="12pt" style:font-weight-complex="normal"/>
    </style:style>
    <style:style style:name="P20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371ac8" style:font-size-asian="12pt" style:font-weight-asian="normal" style:font-size-complex="12pt" style:font-weight-complex="normal"/>
    </style:style>
    <style:style style:name="P2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Liberation Serif" fo:font-size="12pt" style:text-underline-style="none" fo:font-weight="normal" officeooo:paragraph-rsid="0039084d" style:font-size-asian="12pt" style:font-weight-asian="normal" style:font-size-complex="12pt" style:font-weight-complex="normal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style:text-underline-style="none" fo:font-weight="normal" officeooo:paragraph-rsid="003563b8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style:text-underline-style="none" fo:font-weight="normal" officeooo:paragraph-rsid="00371ac8" style:font-size-asian="12pt" style:font-weight-asian="normal" style:font-size-complex="12pt" style:font-weight-complex="normal"/>
    </style:style>
    <style:style style:name="P2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style:text-underline-style="none" fo:font-weight="normal" officeooo:paragraph-rsid="0039084d" style:font-size-asian="12pt" style:font-weight-asian="normal" style:font-size-complex="12pt" style:font-weight-complex="normal"/>
    </style:style>
    <style:style style:name="P2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style:text-underline-style="none" fo:font-weight="normal" officeooo:paragraph-rsid="003abf8c" style:font-size-asian="12pt" style:font-weight-asian="normal" style:font-size-complex="12pt" style:font-weight-complex="normal"/>
    </style:style>
    <style:style style:name="P26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Liberation Serif" fo:font-size="12pt" style:text-underline-style="none" fo:font-weight="normal" officeooo:paragraph-rsid="0039084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break-before="page"/>
      <style:text-properties style:font-name="Arial" fo:font-size="10pt" officeooo:paragraph-rsid="00342ad0" style:font-size-asian="10pt" style:font-size-complex="10pt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paragraph-rsid="00342ad0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officeooo:rsid="003a8335" officeooo:paragraph-rsid="003abf8c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315bd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2pt" officeooo:paragraph-rsid="003b4083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342ad0" officeooo:paragraph-rsid="00342ad0" style:font-size-complex="14pt"/>
    </style:style>
    <style:style style:name="P36" style:family="paragraph">
      <style:paragraph-properties fo:text-align="center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2pt" officeooo:rsid="00315bdb" style:font-size-asian="12pt" style:font-size-complex="12pt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officeooo:rsid="00315bd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edicion in datos"&gt;</text:placeholder></text:p>
      <text:p text:style-name="P5"/>
      <text:p text:style-name="Standard"/>
      <text:p text:style-name="P2"><text:tab/><text:tab/><text:tab/><text:tab/><text:tab/><text:span text:style-name="T1">EDICION </text:span><text:span text:style-name="T3"><text:placeholder text:placeholder-type="text">&lt;formatLang(edicion['edicion'].fecha, user.language, date=True)&gt;</text:placeholder>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30"/>
            <text:p text:style-name="P35">COMPOSI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0">PRODUCTO</text:p>
          </table:table-cell>
          <table:table-cell table:style-name="Table1.A2" office:value-type="string">
            <text:p text:style-name="P30">TEXTO</text:p>
          </table:table-cell>
          <table:table-cell table:style-name="Table1.A2" office:value-type="string">
            <text:p text:style-name="P30">UBICACION</text:p>
          </table:table-cell>
          <table:table-cell table:style-name="Table1.A2" office:value-type="string">
            <text:p text:style-name="P30">PAGINA</text:p>
          </table:table-cell>
          <table:table-cell table:style-name="Table1.E2" office:value-type="string">
            <text:p text:style-name="P30">MEDIDAS</text:p>
          </table:table-cell>
        </table:table-row>
        <table:table-row table:style-name="Table1.3">
          <table:table-cell table:style-name="Table1.A3" table:number-columns-spanned="5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5" office:value-type="string">
            <text:p text:style-name="P7"><text:bookmark-start text:name="__DdeLink__6886_1739962548"/><text:placeholder text:placeholder-type="text">&lt;choose test=""&gt;</text:placeholder><text:bookmark-end text:name="__DdeLink__6886_173996254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5" office:value-type="string">
            <text:p text:style-name="P7"><text:bookmark-start text:name="__DdeLink__576_1739962548"/><text:placeholder text:placeholder-type="text">&lt;when test="p.origen == '1'"&gt;</text:placeholder><text:bookmark-end text:name="__DdeLink__576_173996254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5" office:value-type="string">
            <text:p text:style-name="P3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5" office:value-type="string">
            <text:p text:style-name="P9"><text:bookmark-start text:name="__DdeLink__953_1475289027"/><text:bookmark-start text:name="__DdeLink__935_1475289027"/><text:placeholder text:placeholder-type="text">&lt;when test="p.impresion=='impreso'"&gt;</text:placeholder><text:bookmark-end text:name="__DdeLink__953_1475289027"/><text:bookmark-end text:name="__DdeLink__935_1475289027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P16"><text:bookmark-start text:name="__DdeLink__5170_1739962548"/><text:placeholder text:placeholder-type="text">&lt;p.producto.name&gt;</text:placeholder><text:bookmark-end text:name="__DdeLink__5170_1739962548"/></text:p>
          </table:table-cell>
          <table:table-cell table:style-name="Table1.B8" office:value-type="string">
            <text:p text:style-name="P16"><text:bookmark-start text:name="__DdeLink__5178_1739962548"/><text:placeholder text:placeholder-type="text">&lt;p.descrip.split('TEXTO:')[-1]&gt;</text:placeholder><text:bookmark-end text:name="__DdeLink__5178_1739962548"/></text:p>
          </table:table-cell>
          <table:table-cell table:style-name="Table1.C8" office:value-type="string">
            <text:p text:style-name="P16"><text:bookmark-start text:name="__DdeLink__5184_1739962548"/><text:placeholder text:placeholder-type="text">&lt;p.ubicacion&gt;</text:placeholder><text:bookmark-end text:name="__DdeLink__5184_1739962548"/></text:p>
          </table:table-cell>
          <table:table-cell table:style-name="Table1.D8" office:value-type="string">
            <text:p text:style-name="P17"><text:placeholder text:placeholder-type="text">&lt;if test="len(p.descrip.split('Pagina: '))&gt;1"&gt;</text:placeholder></text:p>
            <text:p text:style-name="P10"><text:bookmark-start text:name="__DdeLink__5190_1739962548"/><text:placeholder text:placeholder-type="text">&lt;(p.descrip.split('Pagina: ')[-1]).split('\n')[0] if (p.descrip.split('Pagina: ')[-1]).split('\n')[0]  !='-1' else ''&gt;</text:placeholder><text:bookmark-end text:name="__DdeLink__5190_1739962548"/></text:p>
            <text:p text:style-name="P11"><text:placeholder text:placeholder-type="text">&lt;/if&gt;</text:placeholder></text:p>
          </table:table-cell>
          <table:table-cell table:style-name="Table1.E8" office:value-type="string">
            <text:p text:style-name="P16"><text:bookmark-start text:name="__DdeLink__5198_1739962548"/><text:placeholder text:placeholder-type="text">&lt;p.medidas&gt;</text:placeholder><text:bookmark-end text:name="__DdeLink__5198_1739962548"/></text:p>
          </table:table-cell>
        </table:table-row>
        <table:table-row>
          <table:table-cell table:style-name="Table1.A9" table:number-columns-spanned="5" office:value-type="string">
            <text:p text:style-name="P22"><text:bookmark-start text:name="__DdeLink__4326_17399625482"/><text:placeholder text:placeholder-type="text">&lt;/when&gt;</text:placeholder><text:bookmark-end text:name="__DdeLink__4326_17399625482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2"><text:bookmark-start text:name="__DdeLink__4320_17399625482"/><text:placeholder text:placeholder-type="text">&lt;otherwise test=""&gt;</text:placeholder><text:bookmark-end text:name="__DdeLink__4320_17399625482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21"><text:placeholder text:placeholder-type="text">&lt;p.producto.name&gt;</text:placeholder></text:p>
          </table:table-cell>
          <table:table-cell table:style-name="Table1.B11" office:value-type="string">
            <text:p text:style-name="P21"><text:placeholder text:placeholder-type="text">&lt;p.descrip.split('TEXTO:')[-1]&gt;</text:placeholder></text:p>
          </table:table-cell>
          <table:table-cell table:style-name="Table1.C11" office:value-type="string">
            <text:p text:style-name="P21"><text:placeholder text:placeholder-type="text">&lt;p.ubicacion&gt;</text:placeholder></text:p>
          </table:table-cell>
          <table:table-cell table:style-name="Table1.D11" office:value-type="string">
            <text:p text:style-name="P26"><text:placeholder text:placeholder-type="text">&lt;(p.descrip.split('Pagina: ')[-1]).split('\n')[0] if (p.descrip.split('Pagina: ')[-1]).split('\n')[0]  !='-1' else ''&gt;</text:placeholder><text:soft-page-break/></text:p>
          </table:table-cell>
          <table:table-cell table:style-name="Table1.E11" office:value-type="string">
            <text:p text:style-name="P21"><text:placeholder text:placeholder-type="text">&lt;p.medidas&gt;</text:placeholder></text:p>
          </table:table-cell>
        </table:table-row>
        <table:table-row>
          <table:table-cell table:style-name="Table1.A12" table:number-columns-spanned="5" office:value-type="string">
            <text:p text:style-name="P2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5" office:value-type="string">
            <text:p text:style-name="P2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5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7"><text:bookmark-start text:name="__DdeLink__6896_1739962548"/><text:placeholder text:placeholder-type="text">&lt;/choose&gt;</text:placeholder><text:bookmark-end text:name="__DdeLink__6896_1739962548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29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35">E-MAIL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30">PRODUCTO</text:p>
          </table:table-cell>
          <table:table-cell table:style-name="Table8.A2" office:value-type="string">
            <text:p text:style-name="P30">TEXTO</text:p>
          </table:table-cell>
          <table:table-cell table:style-name="Table8.A2" office:value-type="string">
            <text:p text:style-name="P30">UBICACION</text:p>
          </table:table-cell>
          <table:table-cell table:style-name="Table8.D2" office:value-type="string">
            <text:p text:style-name="P30">MEDIDAS</text:p>
          </table:table-cell>
        </table:table-row>
        <table:table-row>
          <table:table-cell table:style-name="Table8.A6" table:number-columns-spanned="4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5" table:number-columns-spanned="4" office:value-type="string">
            <text:p text:style-name="P8"><text:bookmark-start text:name="__DdeLink__4104_1739962548"/><text:placeholder text:placeholder-type="text">&lt;when test="p.origen == '2'"&gt;</text:placeholder><text:bookmark-end text:name="__DdeLink__4104_1739962548"/>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ext:p text:style-name="P34"><text:bookmark-start text:name="__DdeLink__4336_1739962548"/><text:bookmark-start text:name="__DdeLink__4658_1739962548"/><text:bookmark-start text:name="__DdeLink__5242_1739962548"/><text:placeholder text:placeholder-type="text">&lt;when test="p.impresion=='impreso'"&gt;</text:placeholder><text:bookmark-end text:name="__DdeLink__4336_1739962548"/><text:bookmark-end text:name="__DdeLink__4658_1739962548"/><text:bookmark-end text:name="__DdeLink__5242_1739962548"/></text:p>
          </table:table-cell>
          <table:covered-table-cell/>
          <table:covered-table-cell/>
          <table:covered-table-cell/>
        </table:table-row>
        <table:table-row>
          <table:table-cell table:style-name="Table8.A7" office:value-type="string">
            <text:p text:style-name="P16"><text:bookmark-start text:name="__DdeLink__4078_1739962548"/><text:placeholder text:placeholder-type="text">&lt;p.producto.name&gt;</text:placeholder><text:bookmark-end text:name="__DdeLink__4078_1739962548"/></text:p>
          </table:table-cell>
          <table:table-cell table:style-name="Table8.B7" office:value-type="string">
            <text:p text:style-name="P16"><text:bookmark-start text:name="__DdeLink__4084_1739962548"/><text:placeholder text:placeholder-type="text">&lt;p.descrip.split('TEXTO:')[-1]&gt;</text:placeholder><text:bookmark-end text:name="__DdeLink__4084_1739962548"/></text:p>
          </table:table-cell>
          <table:table-cell table:style-name="Table8.C7" office:value-type="string">
            <text:p text:style-name="P16"><text:bookmark-start text:name="__DdeLink__4092_1739962548"/><text:placeholder text:placeholder-type="text">&lt;p.ubicacion&gt;</text:placeholder><text:bookmark-end text:name="__DdeLink__4092_1739962548"/></text:p>
          </table:table-cell>
          <table:table-cell table:style-name="Table8.D7" office:value-type="string">
            <text:p text:style-name="P16"><text:bookmark-start text:name="__DdeLink__4098_1739962548"/><text:placeholder text:placeholder-type="text">&lt;p.medidas&gt;</text:placeholder><text:bookmark-end text:name="__DdeLink__4098_1739962548"/></text:p>
          </table:table-cell>
        </table:table-row>
        <table:table-row>
          <table:table-cell table:style-name="Table8.A8" table:number-columns-spanned="4" office:value-type="string">
            <text:p text:style-name="P22"><text:bookmark-start text:name="__DdeLink__4326_1739962548"/><text:placeholder text:placeholder-type="text">&lt;/when&gt;</text:placeholder><text:bookmark-end text:name="__DdeLink__4326_1739962548"/></text:p>
          </table:table-cell>
          <table:covered-table-cell/>
          <table:covered-table-cell/>
          <table:covered-table-cell/>
        </table:table-row>
        <table:table-row>
          <table:table-cell table:style-name="Table8.A9" table:number-columns-spanned="4" office:value-type="string">
            <text:p text:style-name="P22"><text:bookmark-start text:name="__DdeLink__4320_1739962548"/><text:placeholder text:placeholder-type="text">&lt;otherwise test=""&gt;</text:placeholder><text:bookmark-end text:name="__DdeLink__4320_1739962548"/></text:p>
          </table:table-cell>
          <table:covered-table-cell/>
          <table:covered-table-cell/>
          <table:covered-table-cell/>
        </table:table-row>
        <table:table-row>
          <table:table-cell table:style-name="Table8.A10" office:value-type="string">
            <text:p text:style-name="P19"><text:placeholder text:placeholder-type="text">&lt;p.producto.name&gt;</text:placeholder></text:p>
          </table:table-cell>
          <table:table-cell table:style-name="Table8.B10" office:value-type="string">
            <text:p text:style-name="P19"><text:placeholder text:placeholder-type="text">&lt;p.descrip.split('TEXTO:')[-1]&gt;</text:placeholder></text:p>
          </table:table-cell>
          <table:table-cell table:style-name="Table8.C10" office:value-type="string">
            <text:p text:style-name="P19"><text:placeholder text:placeholder-type="text">&lt;p.ubicacion&gt;</text:placeholder></text:p>
          </table:table-cell>
          <table:table-cell table:style-name="Table8.D10" office:value-type="string">
            <text:p text:style-name="P19"><text:placeholder text:placeholder-type="text">&lt;p.medidas&gt;</text:placeholder></text:p>
          </table:table-cell>
        </table:table-row>
        <table:table-row>
          <table:table-cell table:style-name="Table8.A11" table:number-columns-spanned="4" office:value-type="string">
            <text:p text:style-name="P22"><text:bookmark-start text:name="__DdeLink__4314_1739962548"/><text:bookmark-start text:name="__DdeLink__5290_1739962548"/><text:placeholder text:placeholder-type="text">&lt;/otherwise&gt;</text:placeholder><text:bookmark-end text:name="__DdeLink__4314_1739962548"/><text:bookmark-end text:name="__DdeLink__5290_1739962548"/></text:p>
          </table:table-cell>
          <table:covered-table-cell/>
          <table:covered-table-cell/>
          <table:covered-table-cell/>
        </table:table-row>
        <table:table-row>
          <table:table-cell table:style-name="Table8.A12" table:number-columns-spanned="4" office:value-type="string">
            <text:p text:style-name="P12"><text:bookmark-start text:name="__DdeLink__4112_1739962548"/><text:placeholder text:placeholder-type="text">&lt;/when&gt;</text:placeholder><text:bookmark-end text:name="__DdeLink__4112_1739962548"/>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13" table:number-columns-spanned="4" office:value-type="string">
            <text:p text:style-name="P12"><text:bookmark-start text:name="__DdeLink__4120_1739962548"/><text:placeholder text:placeholder-type="text">&lt;otherwise test=""&gt;</text:placeholder><text:bookmark-end text:name="__DdeLink__4120_1739962548"/></text:p>
          </table:table-cell>
          <table:covered-table-cell/>
          <table:covered-table-cell/>
          <table:covered-table-cell/>
        </table:table-row>
        <table:table-row>
          <table:table-cell table:style-name="Table8.A15" table:number-columns-spanned="4" office:value-type="string">
            <text:p text:style-name="P12"><text:bookmark-start text:name="__DdeLink__4128_1739962548"/><text:placeholder text:placeholder-type="text">&lt;/otherwise&gt;</text:placeholder><text:bookmark-end text:name="__DdeLink__4128_1739962548"/></text:p>
          </table:table-cell>
          <table:covered-table-cell/>
          <table:covered-table-cell/>
          <table:covered-table-cell/>
        </table:table-row>
        <table:table-row>
          <table:table-cell table:style-name="Table8.A15" table:number-columns-spanned="4" office:value-type="string">
            <text:p text:style-name="P7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8.A16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7"/>
      <text:p text:style-name="P2"/>
      <text:p text:style-name="P27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35">SCANN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0">PRODUCTO</text:p>
          </table:table-cell>
          <table:table-cell table:style-name="Table3.A2" office:value-type="string">
            <text:p text:style-name="P30">TEXTO</text:p>
          </table:table-cell>
          <table:table-cell table:style-name="Table3.A2" office:value-type="string">
            <text:p text:style-name="P30">UBICACION</text:p>
          </table:table-cell>
          <table:table-cell table:style-name="Table3.D2" office:value-type="string">
            <text:p text:style-name="P30">MEDIDAS</text:p>
          </table:table-cell>
        </table:table-row>
        <table:table-row>
          <table:table-cell table:style-name="Table3.A6" table:number-columns-spanned="4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6" table:number-columns-spanned="4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5" table:number-columns-spanned="4" office:value-type="string">
            <text:p text:style-name="P8"><text:placeholder text:placeholder-type="text">&lt;when test="p.origen == '3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6" table:number-columns-spanned="4" office:value-type="string">
            <text:p text:style-name="P34"><text:placeholder text:placeholder-type="text">&lt;when test="p.impresion=='impres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7" office:value-type="string">
            <text:p text:style-name="P16"><text:bookmark-start text:name="__DdeLink__4292_1739962548"/><text:placeholder text:placeholder-type="text">&lt;p.producto.name&gt;</text:placeholder><text:bookmark-end text:name="__DdeLink__4292_1739962548"/></text:p>
          </table:table-cell>
          <table:table-cell table:style-name="Table3.B7" office:value-type="string">
            <text:p text:style-name="P16"><text:bookmark-start text:name="__DdeLink__4298_1739962548"/><text:placeholder text:placeholder-type="text">&lt;p.descrip.split('TEXTO:')[-1]&gt;</text:placeholder><text:bookmark-end text:name="__DdeLink__4298_1739962548"/></text:p>
          </table:table-cell>
          <table:table-cell table:style-name="Table3.C7" office:value-type="string">
            <text:p text:style-name="P16"><text:bookmark-start text:name="__DdeLink__4302_1739962548"/><text:placeholder text:placeholder-type="text">&lt;p.ubicacion&gt;</text:placeholder><text:bookmark-end text:name="__DdeLink__4302_1739962548"/></text:p>
          </table:table-cell>
          <table:table-cell table:style-name="Table3.D7" office:value-type="string">
            <text:p text:style-name="P16"><text:bookmark-start text:name="__DdeLink__4308_1739962548"/><text:placeholder text:placeholder-type="text">&lt;p.medidas&gt;</text:placeholder><text:bookmark-end text:name="__DdeLink__4308_1739962548"/></text:p>
          </table:table-cell>
        </table:table-row>
        <table:table-row>
          <table:table-cell table:style-name="Table3.A8" table:number-columns-spanned="4" office:value-type="string">
            <text:p text:style-name="P2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9" table:number-columns-spanned="4" office:value-type="string">
            <text:p text:style-name="P2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0" office:value-type="string">
            <text:p text:style-name="P19"><text:placeholder text:placeholder-type="text">&lt;p.producto.name&gt;</text:placeholder></text:p>
          </table:table-cell>
          <table:table-cell table:style-name="Table3.B10" office:value-type="string">
            <text:p text:style-name="P19"><text:placeholder text:placeholder-type="text">&lt;p.descrip.split('TEXTO:')[-1]&gt;</text:placeholder></text:p>
          </table:table-cell>
          <table:table-cell table:style-name="Table3.C10" office:value-type="string">
            <text:p text:style-name="P19"><text:placeholder text:placeholder-type="text">&lt;p.ubicacion&gt;</text:placeholder></text:p>
          </table:table-cell>
          <table:table-cell table:style-name="Table3.D10" office:value-type="string">
            <text:p text:style-name="P19"><text:placeholder text:placeholder-type="text">&lt;p.medidas&gt;</text:placeholder></text:p>
          </table:table-cell>
        </table:table-row>
        <table:table-row>
          <table:table-cell table:style-name="Table3.A11" table:number-columns-spanned="4" office:value-type="string">
            <text:p text:style-name="P22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2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3.13">
          <table:table-cell table:style-name="Table3.A13" table:number-columns-spanned="4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5" table:number-columns-spanned="4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5" table:number-columns-spanned="4" office:value-type="string">
            <text:p text:style-name="P7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6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35">SIGUE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0">PRODUCTO</text:p>
          </table:table-cell>
          <table:table-cell table:style-name="Table4.A2" office:value-type="string">
            <text:p text:style-name="P30">TEXTO</text:p>
          </table:table-cell>
          <table:table-cell table:style-name="Table4.A2" office:value-type="string">
            <text:p text:style-name="P30">UBICACION</text:p>
          </table:table-cell>
          <table:table-cell table:style-name="Table4.D2" office:value-type="string">
            <text:p text:style-name="P30">MEDIDAS</text:p>
          </table:table-cell>
        </table:table-row>
        <table:table-row>
          <table:table-cell table:style-name="Table4.A6" table:number-columns-spanned="4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6" table:number-columns-spanned="4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6" table:number-columns-spanned="4" office:value-type="string">
            <text:p text:style-name="P8"><text:placeholder text:placeholder-type="text">&lt;when test="p.origen == '4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6" table:number-columns-spanned="4" office:value-type="string">
            <text:p text:style-name="P34"><text:bookmark-start text:name="__DdeLink__4772_1739962548"/><text:placeholder text:placeholder-type="text">&lt;when test="p.impresion=='impreso'"&gt;</text:placeholder><text:bookmark-end text:name="__DdeLink__4772_1739962548"/></text:p>
          </table:table-cell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16"><text:bookmark-start text:name="__DdeLink__4626_1739962548"/><text:placeholder text:placeholder-type="text">&lt;p.producto.name&gt;</text:placeholder><text:bookmark-end text:name="__DdeLink__4626_1739962548"/></text:p>
          </table:table-cell>
          <table:table-cell table:style-name="Table4.B7" office:value-type="string">
            <text:p text:style-name="P16"><text:bookmark-start text:name="__DdeLink__4632_1739962548"/><text:placeholder text:placeholder-type="text">&lt;p.descrip.split('TEXTO:')[-1]&gt;</text:placeholder><text:bookmark-end text:name="__DdeLink__4632_1739962548"/></text:p>
          </table:table-cell>
          <table:table-cell table:style-name="Table4.C7" office:value-type="string">
            <text:p text:style-name="P16"><text:bookmark-start text:name="__DdeLink__4640_1739962548"/><text:placeholder text:placeholder-type="text">&lt;p.ubicacion&gt;</text:placeholder><text:bookmark-end text:name="__DdeLink__4640_1739962548"/></text:p>
          </table:table-cell>
          <table:table-cell table:style-name="Table4.D7" office:value-type="string">
            <text:p text:style-name="P16"><text:bookmark-start text:name="__DdeLink__4644_1739962548"/><text:placeholder text:placeholder-type="text">&lt;p.medidas&gt;</text:placeholder><text:bookmark-end text:name="__DdeLink__4644_1739962548"/></text:p>
          </table:table-cell>
        </table:table-row>
        <table:table-row>
          <table:table-cell table:style-name="Table4.A8" table:number-columns-spanned="4" office:value-type="string">
            <text:p text:style-name="P22"><text:bookmark-start text:name="__DdeLink__4326_17399625481"/><text:placeholder text:placeholder-type="text">&lt;/when&gt;</text:placeholder><text:bookmark-end text:name="__DdeLink__4326_17399625481"/></text:p>
          </table:table-cell>
          <table:covered-table-cell/>
          <table:covered-table-cell/>
          <table:covered-table-cell/>
        </table:table-row>
        <table:table-row>
          <table:table-cell table:style-name="Table4.A9" table:number-columns-spanned="4" office:value-type="string">
            <text:p text:style-name="P22"><text:bookmark-start text:name="__DdeLink__4320_17399625481"/><text:placeholder text:placeholder-type="text">&lt;otherwise test=""&gt;</text:placeholder><text:bookmark-end text:name="__DdeLink__4320_17399625481"/></text:p>
          </table:table-cell>
          <table:covered-table-cell/>
          <table:covered-table-cell/>
          <table:covered-table-cell/>
        </table:table-row>
        <table:table-row>
          <table:table-cell table:style-name="Table4.A10" office:value-type="string">
            <text:p text:style-name="P20"><text:placeholder text:placeholder-type="text">&lt;p.producto.name&gt;</text:placeholder></text:p>
          </table:table-cell>
          <table:table-cell table:style-name="Table4.B10" office:value-type="string">
            <text:p text:style-name="P20"><text:placeholder text:placeholder-type="text">&lt;p.descrip.split('TEXTO:')[-1]&gt;</text:placeholder></text:p>
          </table:table-cell>
          <table:table-cell table:style-name="Table4.C10" office:value-type="string">
            <text:p text:style-name="P20"><text:placeholder text:placeholder-type="text">&lt;p.ubicacion&gt;</text:placeholder></text:p>
          </table:table-cell>
          <table:table-cell table:style-name="Table4.D10" office:value-type="string">
            <text:p text:style-name="P20"><text:placeholder text:placeholder-type="text">&lt;p.medidas&gt;</text:placeholder></text:p>
          </table:table-cell>
        </table:table-row>
        <table:table-row>
          <table:table-cell table:style-name="Table4.A11" table:number-columns-spanned="4" office:value-type="string">
            <text:p text:style-name="P23"><text:bookmark-start text:name="__DdeLink__4794_1739962548"/><text:placeholder text:placeholder-type="text">&lt;/otherwise&gt;</text:placeholder><text:bookmark-end text:name="__DdeLink__4794_1739962548"/></text:p>
          </table:table-cell>
          <table:covered-table-cell/>
          <table:covered-table-cell/>
          <table:covered-table-cell/>
        </table:table-row>
        <table:table-row>
          <table:table-cell table:style-name="Table4.A12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4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5" table:number-columns-spanned="4" office:value-type="string">
            <text:p text:style-name="P12"><text:bookmark-start text:name="__DdeLink__4698_1739962548"/><text:placeholder text:placeholder-type="text">&lt;/otherwise&gt;</text:placeholder><text:bookmark-end text:name="__DdeLink__4698_1739962548"/></text:p>
          </table:table-cell>
          <table:covered-table-cell/>
          <table:covered-table-cell/>
          <table:covered-table-cell/>
        </table:table-row>
        <table:table-row>
          <table:table-cell table:style-name="Table4.A15" table:number-columns-spanned="4" office:value-type="string">
            <text:p text:style-name="P7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6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27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35">SIN CARGO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1">PRODUCTO</text:p>
          </table:table-cell>
          <table:table-cell table:style-name="Tabla1.A2" office:value-type="string">
            <text:p text:style-name="P31">TEXTO</text:p>
          </table:table-cell>
          <table:table-cell table:style-name="Tabla1.A2" office:value-type="string">
            <text:p text:style-name="P31">UBICACION</text:p>
          </table:table-cell>
          <table:table-cell table:style-name="Tabla1.D2" office:value-type="string">
            <text:p text:style-name="P31">MEDIDAS</text:p>
          </table:table-cell>
        </table:table-row>
        <table:table-row>
          <table:table-cell table:style-name="Tabla1.A6" table:number-columns-spanned="4" office:value-type="string">
            <text:p text:style-name="P8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8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8"><text:placeholder text:placeholder-type="text">&lt;when test="p.origen == '5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34"><text:placeholder text:placeholder-type="text">&lt;when test="p.impresion=='impres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18"><text:bookmark-start text:name="__DdeLink__4746_1739962548"/><text:placeholder text:placeholder-type="text">&lt;p.producto.name&gt;</text:placeholder><text:bookmark-end text:name="__DdeLink__4746_1739962548"/></text:p>
          </table:table-cell>
          <table:table-cell table:style-name="Tabla1.B7" office:value-type="string">
            <text:p text:style-name="P18"><text:bookmark-start text:name="__DdeLink__4752_1739962548"/><text:placeholder text:placeholder-type="text">&lt;p.descrip.split('TEXTO:')[-1]&gt;</text:placeholder><text:bookmark-end text:name="__DdeLink__4752_1739962548"/></text:p>
          </table:table-cell>
          <table:table-cell table:style-name="Tabla1.C7" office:value-type="string">
            <text:p text:style-name="P18"><text:bookmark-start text:name="__DdeLink__4758_1739962548"/><text:placeholder text:placeholder-type="text">&lt;p.ubicacion&gt;</text:placeholder><text:bookmark-end text:name="__DdeLink__4758_1739962548"/></text:p>
          </table:table-cell>
          <table:table-cell table:style-name="Tabla1.D7" office:value-type="string">
            <text:p text:style-name="P18"><text:bookmark-start text:name="__DdeLink__4764_1739962548"/><text:placeholder text:placeholder-type="text">&lt;p.medidas&gt;</text:placeholder><text:bookmark-end text:name="__DdeLink__4764_1739962548"/></text:p>
          </table:table-cell>
        </table:table-row>
        <table:table-row>
          <table:table-cell table:style-name="Tabla1.A8" table:number-columns-spanned="4" office:value-type="string">
            <text:p text:style-name="P22"><text:bookmark-start text:name="__DdeLink__4326_173996254811"/><text:placeholder text:placeholder-type="text">&lt;/when&gt;</text:placeholder><text:bookmark-end text:name="__DdeLink__4326_173996254811"/></text:p>
          </table:table-cell>
          <table:covered-table-cell/>
          <table:covered-table-cell/>
          <table:covered-table-cell/>
        </table:table-row>
        <table:table-row>
          <table:table-cell table:style-name="Tabla1.A9" table:number-columns-spanned="4" office:value-type="string">
            <text:p text:style-name="P22"><text:bookmark-start text:name="__DdeLink__4320_173996254811"/><text:placeholder text:placeholder-type="text">&lt;otherwise test=""&gt;</text:placeholder><text:bookmark-end text:name="__DdeLink__4320_173996254811"/></text:p>
          </table:table-cell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20"><text:placeholder text:placeholder-type="text">&lt;p.producto.name&gt;</text:placeholder></text:p>
          </table:table-cell>
          <table:table-cell table:style-name="Tabla1.B10" office:value-type="string">
            <text:p text:style-name="P20"><text:placeholder text:placeholder-type="text">&lt;p.descrip.split('TEXTO:')[-1]&gt;</text:placeholder></text:p>
          </table:table-cell>
          <table:table-cell table:style-name="Tabla1.C10" office:value-type="string">
            <text:p text:style-name="P20"><text:placeholder text:placeholder-type="text">&lt;p.ubicacion&gt;</text:placeholder></text:p>
          </table:table-cell>
          <table:table-cell table:style-name="Tabla1.D10" office:value-type="string">
            <text:p text:style-name="P20"><text:placeholder text:placeholder-type="text">&lt;p.medidas&gt;</text:placeholder></text:p>
          </table:table-cell>
        </table:table-row>
        <table:table-row>
          <table:table-cell table:style-name="Tabla1.A11" table:number-columns-spanned="4" office:value-type="string">
            <text:p text:style-name="P23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2" table:number-columns-spanned="4" office:value-type="string">
            <text:p text:style-name="P13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4" office:value-type="string">
            <text:p text:style-name="P13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string">
            <text:p text:style-name="P13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string">
            <text:p text:style-name="P8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4"><text:tab/><text:span text:style-name="T4">Cm en B/N:<text:tab/></text:span><text:span text:style-name="T2"><text:placeholder text:placeholder-type="text">&lt;edicion['cm_bn']&gt;</text:placeholder></text:span><text:span text:style-name="T4"><text:tab/><text:tab/>Cantidad en B/N: <text:tab/></text:span><text:span text:style-name="T2"><text:placeholder text:placeholder-type="text">&lt;edicion['cant_bn']&gt;</text:placeholder></text:span></text:p>
      <text:p text:style-name="P4"><text:tab/><text:span text:style-name="T4">Cm en Color:<text:tab/></text:span><text:span text:style-name="T2"><text:placeholder text:placeholder-type="text">&lt;edicion['cm_color']&gt;</text:placeholder></text:span><text:span text:style-name="T4"><text:tab/><text:tab/>Cantidad en Color:<text:tab/></text:span><text:span text:style-name="T2"><text:placeholder text:placeholder-type="text">&lt;edicion['cant_color']&gt;</text:placeholder></text:span></text:p>
      <text:p text:style-name="P3"><draw:line text:anchor-type="paragraph" draw:z-index="0" draw:style-name="gr1" draw:text-style-name="P36" svg:x1="0.162cm" svg:y1="0.205cm" svg:x2="17.669cm" svg:y2="0.161cm"><text:p/></draw:line><text:tab/></text:p>
      <text:p text:style-name="P4"><text:span text:style-name="T4"><text:tab/>Cm Totales:<text:tab/></text:span><text:span text:style-name="T2"><text:placeholder text:placeholder-type="text">&lt;edicion['cm_totales']&gt;</text:placeholder></text:span><text:span text:style-name="T4"><text:tab/><text:tab/>Cantidad Totales:<text:tab/></text:span><text:span text:style-name="T2"><text:placeholder text:placeholder-type="text">&lt;edicion['cant_totales']&gt;</text:placeholder></text:span>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30">GUIA DE INSER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0">PRODUCTO</text:p>
          </table:table-cell>
          <table:table-cell table:style-name="Table5.A2" office:value-type="string">
            <text:p text:style-name="P30">TEXTO</text:p>
          </table:table-cell>
          <table:table-cell table:style-name="Table5.A2" office:value-type="string">
            <text:p text:style-name="P30">UBICACION</text:p>
          </table:table-cell>
          <table:table-cell table:style-name="Table5.A2" office:value-type="string">
            <text:p text:style-name="P30">MEDIDAS</text:p>
          </table:table-cell>
          <table:table-cell table:style-name="Table5.E2" office:value-type="string">
            <text:p text:style-name="P30">IMPRESION PROPIA</text:p>
          </table:table-cell>
        </table:table-row>
        <table:table-row>
          <table:table-cell table:style-name="Table5.A3" table:number-columns-spanned="5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4" table:number-columns-spanned="5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table:number-columns-spanned="5" office:value-type="string">
            <text:p text:style-name="P7"><text:placeholder text:placeholder-type="text">&lt;when test="p.producto.category.name == 'Insert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6" office:value-type="string">
            <text:p text:style-name="P16"><text:placeholder text:placeholder-type="text">&lt;p.producto.name&gt;</text:placeholder></text:p>
          </table:table-cell>
          <table:table-cell table:style-name="Table5.B6" office:value-type="string">
            <text:p text:style-name="P16"><text:placeholder text:placeholder-type="text">&lt;p.descrip.split('TEXTO:')[-1]&gt;</text:placeholder></text:p>
          </table:table-cell>
          <table:table-cell table:style-name="Table5.C6" office:value-type="string">
            <text:p text:style-name="P16"><text:placeholder text:placeholder-type="text">&lt;p.ubicacion&gt;</text:placeholder></text:p>
          </table:table-cell>
          <table:table-cell table:style-name="Table5.D6" office:value-type="string">
            <text:p text:style-name="P16"><text:placeholder text:placeholder-type="text">&lt;p.medidas&gt;</text:placeholder></text:p>
          </table:table-cell>
          <table:table-cell table:style-name="Table5.E6" office:value-type="string">
            <text:p text:style-name="P16"><text:placeholder text:placeholder-type="text">&lt;(p.descrip.split('Impresion propia: ')[-1]).split('\n')[0]&gt;</text:placeholder></text:p>
          </table:table-cell>
        </table:table-row>
        <table:table-row>
          <table:table-cell table:style-name="Table5.A7" table:number-columns-spanned="5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5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0" table:number-columns-spanned="5" office:value-type="string">
            <text:p text:style-name="P7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11" table:number-columns-spanned="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30">GUIA DE SUPLEMENTOS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0">PRODUCTO</text:p>
          </table:table-cell>
          <table:table-cell table:style-name="Table6.A2" office:value-type="string">
            <text:p text:style-name="P30">TEXTO</text:p>
          </table:table-cell>
          <table:table-cell table:style-name="Table6.A2" office:value-type="string">
            <text:p text:style-name="P30">UBICACION</text:p>
          </table:table-cell>
          <table:table-cell table:style-name="Table6.D2" office:value-type="string">
            <text:p text:style-name="P30">MEDIDAS</text:p>
          </table:table-cell>
        </table:table-row>
        <table:table-row>
          <table:table-cell table:style-name="Table6.A5" table:number-columns-spanned="4" office:value-type="string">
            <text:p text:style-name="P7"><text:placeholder text:placeholder-type="text">&lt;for each="p in edicion['edicion'].publicacionesDiario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7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p text:style-name="P7"><text:placeholder text:placeholder-type="text">&lt;when test="p.producto.category.name == 'Suplemento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6" office:value-type="string">
            <text:p text:style-name="P16"><text:placeholder text:placeholder-type="text">&lt;p.producto.name&gt;</text:placeholder></text:p>
          </table:table-cell>
          <table:table-cell table:style-name="Table6.B6" office:value-type="string">
            <text:p text:style-name="P16"><text:placeholder text:placeholder-type="text">&lt;p.descrip.split('TEXTO:')[-1]&gt;</text:placeholder></text:p>
          </table:table-cell>
          <table:table-cell table:style-name="Table6.C6" office:value-type="string">
            <text:p text:style-name="P16"><text:placeholder text:placeholder-type="text">&lt;p.ubicacion&gt;</text:placeholder></text:p>
          </table:table-cell>
          <table:table-cell table:style-name="Table6.D6" office:value-type="string">
            <text:p text:style-name="P16"><text:placeholder text:placeholder-type="text">&lt;p.medidas&gt;</text:placeholder></text:p>
          </table:table-cell>
        </table:table-row>
        <table:table-row>
          <table:table-cell table:style-name="Table6.A7" table:number-columns-spanned="4" office:value-type="string">
            <text:p text:style-name="P12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 table:style-name="Table6.8">
          <table:table-cell table:style-name="Table6.A8" table:number-columns-spanned="4" office:value-type="string">
            <text:p text:style-name="P12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12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7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3"/>
      <text:p text:style-name="P5"><text:placeholder text:placeholder-type="text">&lt;/for&gt;</text:placeholder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7" meta:image-count="0" meta:object-count="0" meta:page-count="8" meta:paragraph-count="176" meta:word-count="290" meta:character-count="3363" meta:non-whitespace-character-count="3231"/>
    <meta:user-defined meta:name="Info 1"/>
    <meta:user-defined meta:name="Info 2"/>
    <meta:user-defined meta:name="Info 3"/>
    <meta:user-defined meta:name="Info 4"/>
  </office:meta>
</office:document-meta>
</file>